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f segoe-ui normal" svg:font-family="'wf segoe-ui normal', 'Segoe UI', 'Segoe WP', Tahom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fo:font-style="normal" officeooo:rsid="001f2493" officeooo:paragraph-rsid="001f2493" style:font-size-asian="12pt" style:font-style-asian="normal" style:font-size-complex="12pt" style:font-style-complex="normal"/>
    </style:style>
    <style:style style:name="P2" style:family="paragraph" style:parent-style-name="Standard">
      <style:paragraph-properties fo:line-height="150%" fo:text-align="center" style:justify-single-word="false"/>
      <style:text-properties style:font-name="Liberation Serif" fo:font-size="12pt" fo:font-style="normal" officeooo:rsid="001f2493" officeooo:paragraph-rsid="001f2493" style:font-size-asian="12pt" style:font-style-asian="normal" style:font-size-complex="12pt" style:font-style-complex="normal"/>
    </style:style>
    <style:style style:name="P3" style:family="paragraph" style:parent-style-name="Standard">
      <style:paragraph-properties fo:line-height="150%" fo:text-align="start" style:justify-single-word="false"/>
      <style:text-properties style:font-name="Liberation Serif" fo:font-size="12pt" fo:font-style="normal" officeooo:paragraph-rsid="002454d9" style:font-size-asian="12pt" style:font-style-asian="normal" style:font-size-complex="12pt" style:font-style-complex="normal"/>
    </style:style>
    <style:style style:name="P4" style:family="paragraph" style:parent-style-name="Standard">
      <style:paragraph-properties fo:line-height="150%" fo:text-align="start" style:justify-single-word="false"/>
      <style:text-properties style:font-name="Liberation Serif" fo:font-size="12pt" fo:font-style="normal" officeooo:rsid="0021dd4d" officeooo:paragraph-rsid="0021dd4d" style:font-size-asian="12pt" style:font-style-asian="normal" style:font-size-complex="12pt" style:font-style-complex="normal"/>
    </style:style>
    <style:style style:name="P5" style:family="paragraph" style:parent-style-name="Standard">
      <style:paragraph-properties fo:line-height="150%" fo:text-align="start" style:justify-single-word="false"/>
      <style:text-properties style:font-name="Liberation Serif" fo:font-size="12pt" fo:font-style="normal" fo:font-weight="bold" officeooo:paragraph-rsid="002454d9" style:font-size-asian="12pt" style:font-style-asian="normal" style:font-weight-asian="bold" style:font-size-complex="12pt" style:font-style-complex="normal" style:font-weight-complex="bold"/>
    </style:style>
    <style:style style:name="P6" style:family="paragraph" style:parent-style-name="Standard">
      <style:paragraph-properties fo:line-height="150%" fo:text-align="start" style:justify-single-word="false"/>
      <style:text-properties style:font-name="Liberation Serif" fo:font-size="12pt" fo:font-style="normal" fo:font-weight="bold" officeooo:rsid="00201428" officeooo:paragraph-rsid="00201428" style:font-size-asian="12pt" style:font-style-asian="normal" style:font-weight-asian="bold" style:font-size-complex="12pt" style:font-style-complex="normal" style:font-weight-complex="bold"/>
    </style:style>
    <style:style style:name="P7" style:family="paragraph" style:parent-style-name="Standard">
      <style:paragraph-properties fo:margin-left="0.3752in" fo:margin-right="0in" fo:line-height="150%" fo:text-align="start" style:justify-single-word="false" fo:text-indent="-0.3752in" style:auto-text-indent="false"/>
      <style:text-properties style:font-name="Liberation Serif" fo:font-size="12pt" fo:font-style="normal" officeooo:rsid="0021dd4d" officeooo:paragraph-rsid="0021dd4d" style:font-size-asian="12pt" style:font-style-asian="normal" style:font-size-complex="12pt" style:font-style-complex="normal"/>
    </style:style>
    <style:style style:name="P8" style:family="paragraph" style:parent-style-name="Standard">
      <style:paragraph-properties fo:margin-left="0.3752in" fo:margin-right="0in" fo:line-height="150%" fo:text-align="start" style:justify-single-word="false" fo:text-indent="-0.3752in" style:auto-text-indent="false"/>
      <style:text-properties style:font-name="Liberation Serif" fo:font-size="12pt" fo:font-style="normal" officeooo:rsid="0023dc2b" officeooo:paragraph-rsid="0023dc2b" style:font-size-asian="12pt" style:font-style-asian="normal" style:font-size-complex="12pt" style:font-style-complex="normal"/>
    </style:style>
    <style:style style:name="P9" style:family="paragraph" style:parent-style-name="Standard" style:master-page-name="">
      <style:paragraph-properties fo:margin-left="0.3752in" fo:margin-right="0in" fo:line-height="150%" fo:text-align="start" style:justify-single-word="false" fo:text-indent="-0.3752in" style:auto-text-indent="false" style:page-number="auto"/>
      <style:text-properties style:font-name="Liberation Serif" fo:font-size="12pt" fo:font-style="normal" officeooo:rsid="0021dd4d" officeooo:paragraph-rsid="0021dd4d" style:font-size-asian="12pt" style:font-style-asian="normal" style:font-size-complex="12pt" style:font-style-complex="normal"/>
    </style:style>
    <style:style style:name="P10" style:family="paragraph" style:parent-style-name="Text_20_body">
      <style:paragraph-properties fo:line-height="150%"/>
      <style:text-properties style:font-name="Liberation Serif" fo:font-style="normal" style:font-style-asian="normal" style:font-style-complex="normal"/>
    </style:style>
    <style:style style:name="P11" style:family="paragraph" style:parent-style-name="Text_20_body">
      <style:paragraph-properties fo:line-height="150%"/>
      <style:text-properties style:font-name="Liberation Serif" fo:font-style="normal" fo:font-weight="bold" style:font-style-asian="normal" style:font-weight-asian="bold" style:font-style-complex="normal" style:font-weight-complex="bold"/>
    </style:style>
    <style:style style:name="P12" style:family="paragraph" style:parent-style-name="Text_20_body">
      <style:paragraph-properties fo:margin-top="0in" fo:margin-bottom="0in" style:contextual-spacing="false" fo:line-height="150%"/>
      <style:text-properties style:font-name="Liberation Serif" fo:font-style="normal" style:font-style-asian="normal" style:font-style-complex="normal"/>
    </style:style>
    <style:style style:name="P13" style:family="paragraph" style:parent-style-name="Text_20_body">
      <style:paragraph-properties fo:margin-top="0in" fo:margin-bottom="0in" style:contextual-spacing="false" fo:line-height="150%"/>
      <style:text-properties style:font-name="Liberation Serif" fo:font-style="normal" fo:font-weight="bold" style:font-style-asian="normal" style:font-weight-asian="bold" style:font-style-complex="normal" style:font-weight-complex="bold"/>
    </style:style>
    <style:style style:name="T1" style:family="text">
      <style:text-properties officeooo:rsid="0023dc2b"/>
    </style:style>
    <style:style style:name="T2" style:family="text">
      <style:text-properties officeooo:rsid="002454d9"/>
    </style:style>
    <style:style style:name="T3" style:family="text">
      <style:text-properties fo:font-weight="bold" style:font-weight-asian="bold" style:font-weight-complex="bold"/>
    </style:style>
    <style:style style:name="T4" style:family="text">
      <style:text-properties officeooo:rsid="0025e02d"/>
    </style:style>
    <style:style style:name="T5" style:family="text">
      <style:text-properties officeooo:rsid="002645a0"/>
    </style:style>
    <style:style style:name="T6" style:family="text">
      <style:text-properties officeooo:rsid="0026b7b5"/>
    </style:style>
    <style:style style:name="T7" style:family="text">
      <style:text-properties officeooo:rsid="00275c40"/>
    </style:style>
    <style:style style:name="T8" style:family="text">
      <style:text-properties officeooo:rsid="002902a0"/>
    </style:style>
    <style:style style:name="T9" style:family="text">
      <style:text-properties officeooo:rsid="00297afc"/>
    </style:style>
    <style:style style:name="T10" style:family="text">
      <style:text-properties style:text-underline-style="solid" style:text-underline-width="auto" style:text-underline-color="font-color"/>
    </style:style>
    <style:style style:name="T11" style:family="text">
      <style:text-properties officeooo:rsid="002b48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anthe Kraft and Patrick Xu</text:p>
      <text:p text:style-name="P1">Fancy Application Initial Report</text:p>
      <text:p text:style-name="P1"/>
      <text:p text:style-name="P2">The Line Wait Time Estimator</text:p>
      <text:p text:style-name="P5"><text:span text:style-name="T2">Overview</text:span></text:p>
      <text:p text:style-name="P3"><text:span text:style-name="T3"><text:tab/></text:span>Inspired by the HOP Courtyard Café’s tremendously long lines during the school year, we will <text:span text:style-name="T2">construct </text:span>a Line Wait Time <text:span text:style-name="T2">device </text:span>which will estimate the wait time for a line as a function of its length. <text:span text:style-name="T2">Ultimately, readings taken by the device will be translated to wait time estimate in a </text:span>web interface.</text:p>
      <text:p text:style-name="P3"/>
      <text:p text:style-name="P6">What We Have Done</text:p>
      <text:p text:style-name="P9"><text:span text:style-name="T10">Client</text:span>: The client code interfaces with the HC-SR04 ultrasonic distance sensor, reads in data and sends it to the server. It takes the server response and prints it out. The client code is complete.</text:p>
      <text:p text:style-name="P7"><text:span text:style-name="T10">Server</text:span>: The server code takes in <text:span text:style-name="T4">the client message and </text:span>and coverts it to a float<text:span text:style-name="T5">ing point number</text:span>. Then, it communicates with both the client and the Parse back end. <text:span text:style-name="T6">First, i</text:span>t sends the <text:span text:style-name="T6">distance value</text:span> back to the client with a maximum of two decimals and the unit of length (e.g. 23.90 cm). It also creates a custom Parse object and sets its distance value equal to the one it just received from the client. It saves a new Parse object to the database for each client message. <text:span text:style-name="T1">The server code is complete.</text:span></text:p>
      <text:p text:style-name="P8"><text:span text:style-name="T10">Web Client</text:span>: Using Java<text:span text:style-name="T7">S</text:span>cript, the website queries the database for the custom Parse objects. It currently takes in the 10 most recent objects (which translates into the past 30 seconds of data) and displays the floating point values as a list. <text:span text:style-name="T6">The interface of the website is written in HTML and utilizes the Bootstrap CSS library. The basic skeleton of the website is complete but continued improvements on the UI will be made. The web client is </text:span>still incomplete.</text:p>
      <text:p text:style-name="P8"><text:span text:style-name="T10">Real-World Testing</text:span>: We've contacted KAF management a<text:span text:style-name="T11">nd</text:span> have received approval to conduct testing at KAF. We have a plan of how the testing will be done.. This part is still incomplete.</text:p>
      <text:p text:style-name="P4"/>
      <text:p text:style-name="P6">What We Still Have to Do</text:p>
      <text:p text:style-name="P10"><text:tab/><text:span text:style-name="T7">We are still working on a</text:span> function relating distance (raw distance from the sensor) to tangible wait times for the line. We still have to better understand the <text:span text:style-name="T7">JavaScript </text:span>that configures our web page and <text:span text:style-name="T7">queries </text:span>distances <text:span text:style-name="T7">from the </text:span>database. <text:span text:style-name="T7">The objects returned by the query will be given to a function that relates distance and wait times. Finally, this value must be displayed on the web page and refreshed at certain intervals.</text:span></text:p>
      <text:p text:style-name="P11"><text:soft-page-break/>Obstacles</text:p>
      <text:p text:style-name="P12"><text:tab/><text:span text:style-name="T8">Constructing a function that accurately converts </text:span>raw distance measurements into wait times is a challenge. We need to understand how to calculate this distance, account for errors (such as momentary gatherings in front of the sensor), and, from the resources available, give a generally accurate reading. <text:span text:style-name="T8">We plan on approaching this challenge by doing real-world measurements of line length compared to wait time and extrapolate a relationship from the data.</text:span></text:p>
      <text:p text:style-name="P12"/>
      <text:p text:style-name="P13">Changes In Direction</text:p>
      <text:p text:style-name="P12"><text:tab/>Our wait time calculation may rely on the past 30 seconds (10 distance measurement readings, taken every 3 seconds), but depending on how it is implemented, we may have to change this method. <text:span text:style-name="T9">For example, we could take the average distance over these 10 readings or use some other method to get a consistent length reading. We originally also planned to test our device in the HOP since it has the most linear line, but we had to switch to testing at KAF since the HOP is closed during the summer. KAF is less desirable since the chances of people wandering in front of the sensor is higher but it is still the best option on camp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f segoe-ui normal" svg:font-family="'wf segoe-ui normal', 'Segoe UI', 'Segoe WP', Tahom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9T13:48:33.020354734</meta:creation-date>
    <dc:date>2015-07-29T14:29:31.710123985</dc:date>
    <meta:editing-duration>PT39M1S</meta:editing-duration>
    <meta:editing-cycles>15</meta:editing-cycles>
    <meta:generator>LibreOffice/4.2.8.2$Linux_X86_64 LibreOffice_project/420m0$Build-2</meta:generator>
    <meta:document-statistic meta:table-count="0" meta:image-count="0" meta:object-count="0" meta:page-count="2" meta:paragraph-count="16" meta:word-count="580" meta:character-count="3343" meta:non-whitespace-character-count="2775"/>
  </office:meta>
</office:document-meta>
</file>